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head&gt;</text:p>
      <text:p text:style-name="Standard">&lt;title&gt;Message&lt;/title&gt;</text:p>
      <text:p text:style-name="Standard">&lt;style&gt;</text:p>
      <text:p text:style-name="Standard">body{</text:p>
      <text:p text:style-name="Standard"><text:s text:c="4"/>background:white;</text:p>
      <text:p text:style-name="Standard"><text:s text:c="4"/>display:flex;</text:p>
      <text:p text:style-name="Standard"><text:s text:c="4"/>justify-content:center;</text:p>
      <text:p text:style-name="Standard"><text:s text:c="4"/>align-items:center;</text:p>
      <text:p text:style-name="Standard"><text:s text:c="4"/>height:100vh;</text:p>
      <text:p text:style-name="Standard"><text:s text:c="4"/>font-family:Arial, sans-serif;</text:p>
      <text:p text:style-name="Standard"><text:s text:c="4"/>font-size:40px;</text:p>
      <text:p text:style-name="Standard"><text:s text:c="4"/>color:black;</text:p>
      <text:p text:style-name="Standard">}</text:p>
      <text:p text:style-name="Standard">&lt;/style&gt;</text:p>
      <text:p text:style-name="Standard">&lt;/head&gt;</text:p>
      <text:p text:style-name="Standard"/>
      <text:p text:style-name="Standard">&lt;body&gt;</text:p>
      <text:p text:style-name="Standard"/>
      <text:p text:style-name="Standard">&lt;div&gt;</text:p>
      <text:p text:style-name="Standard"><text:s text:c="4"/>&lt;img src="https://picsum.photos/400" style="display:block;margin:auto;"&gt;&lt;br&gt;</text:p>
      <text:p text:style-name="Standard"><text:s text:c="4"/>lets fix this tonight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4:53:07.252379574</meta:creation-date>
    <dc:date>2026-03-06T15:01:52.756879984</dc:date>
    <meta:editing-duration>PT8M45S</meta:editing-duration>
    <meta:editing-cycles>1</meta:editing-cycles>
    <meta:document-statistic meta:table-count="0" meta:image-count="0" meta:object-count="0" meta:page-count="1" meta:paragraph-count="24" meta:word-count="31" meta:character-count="387" meta:non-whitespace-character-count="340"/>
    <meta:generator>LibreOffice/25.8.4.2$Linux_X86_64 LibreOffice_project/580$Build-2</meta:generator>
  </office:meta>
</office:document-meta>
</file>